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23e18" officeooo:paragraph-rsid="00023e18"/>
    </style:style>
    <style:style style:name="P2" style:family="paragraph" style:parent-style-name="Standard">
      <style:paragraph-properties fo:line-height="200%" style:shadow="none" style:writing-mode="page"/>
      <style:text-properties officeooo:rsid="00023e18" officeooo:paragraph-rsid="00023e18"/>
    </style:style>
    <style:style style:name="T1" style:family="text">
      <style:text-properties officeooo:rsid="0003e6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It was the best day in my life when I decided to be a farmer. It happened when I was 13 years old, I talked a long time with my father, near the cows in the building, to know how to be a farmer. </text:p>
      <text:p text:style-name="P2">He told me to study some years in an agricultural school to get a BTS and then maybe go in an other school in o<text:span text:style-name="T1">r</text:span>der to get many skills to be the best farmer. He also told me, that day, the beginning of his farmer's passion and the long story of his stud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3e18" officeooo:paragraph-rsid="00023e1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osnier Florian<text:tab/><text:tab/>2A G2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24:08.628068040</meta:creation-date>
    <dc:date>2017-10-08T16:00:43.417000000</dc:date>
    <meta:editing-duration>PT3M26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3" meta:word-count="101" meta:character-count="476" meta:non-whitespace-character-count="375"/>
  </office:meta>
</office:document-meta>
</file>